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d696" officeooo:paragraph-rsid="0012d696"/>
    </style:style>
    <style:style style:name="P2" style:family="paragraph" style:parent-style-name="Table_20_Contents">
      <style:text-properties officeooo:rsid="0012d696" officeooo:paragraph-rsid="0012d696"/>
    </style:style>
    <style:style style:name="P3" style:family="paragraph" style:parent-style-name="Table_20_Contents">
      <style:text-properties officeooo:rsid="001488c3" officeooo:paragraph-rsid="001488c3"/>
    </style:style>
    <style:style style:name="P4" style:family="paragraph" style:parent-style-name="Table_20_Contents">
      <style:text-properties officeooo:paragraph-rsid="001488c3"/>
    </style:style>
    <style:style style:name="T1" style:family="text">
      <style:text-properties officeooo:rsid="00148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okabeln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repository</text:p>
          </table:table-cell>
          <table:table-cell table:style-name="Tabelle1.B1" office:value-type="string">
            <text:p text:style-name="P4"><text:span text:style-name="T1">Ordner/</text:span>Verzeichnis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Befehl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Cd</text:p>
          </table:table-cell>
          <table:table-cell table:style-name="Tabelle2.B1" office:value-type="string">
            <text:p text:style-name="P2">Wechsel des Arbeitesverzeichniss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2:08.201565414</meta:creation-date>
    <dc:date>2018-02-01T15:11:55.191271465</dc:date>
    <meta:editing-duration>PT4M21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1" meta:paragraph-count="6" meta:word-count="8" meta:character-count="77" meta:non-whitespace-character-count="75"/>
  </office:meta>
</office:document-meta>
</file>